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052c" officeooo:paragraph-rsid="0034f177"/>
    </style:style>
    <style:style style:name="T1" style:family="text">
      <style:text-properties officeooo:rsid="0018547d"/>
    </style:style>
    <style:style style:name="T2" style:family="text">
      <style:text-properties officeooo:rsid="00193470"/>
    </style:style>
    <style:style style:name="T3" style:family="text">
      <style:text-properties officeooo:rsid="001a3d73"/>
    </style:style>
    <style:style style:name="T4" style:family="text">
      <style:text-properties officeooo:rsid="001bd30f"/>
    </style:style>
    <style:style style:name="T5" style:family="text">
      <style:text-properties officeooo:rsid="001d9798"/>
    </style:style>
    <style:style style:name="T6" style:family="text">
      <style:text-properties officeooo:rsid="001f7d97"/>
    </style:style>
    <style:style style:name="T7" style:family="text">
      <style:text-properties officeooo:rsid="00212866"/>
    </style:style>
    <style:style style:name="T8" style:family="text">
      <style:text-properties officeooo:rsid="0021962c"/>
    </style:style>
    <style:style style:name="T9" style:family="text">
      <style:text-properties officeooo:rsid="0023260d"/>
    </style:style>
    <style:style style:name="T10" style:family="text">
      <style:text-properties officeooo:rsid="0024eeae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18547d" fo:background-color="#ffff00" loext:char-shading-value="0"/>
    </style:style>
    <style:style style:name="T13" style:family="text">
      <style:text-properties officeooo:rsid="002c56df" fo:background-color="#ffff00" loext:char-shading-value="0"/>
    </style:style>
    <style:style style:name="T14" style:family="text">
      <style:text-properties officeooo:rsid="00306812" fo:background-color="#ffff00" loext:char-shading-value="0"/>
    </style:style>
    <style:style style:name="T15" style:family="text">
      <style:text-properties officeooo:rsid="003a2c2c" fo:background-color="#ffff00" loext:char-shading-value="0"/>
    </style:style>
    <style:style style:name="T16" style:family="text">
      <style:text-properties officeooo:rsid="003b6955" fo:background-color="#ffff00" loext:char-shading-value="0"/>
    </style:style>
    <style:style style:name="T17" style:family="text">
      <style:text-properties officeooo:rsid="003e4335" fo:background-color="#ffff00" loext:char-shading-value="0"/>
    </style:style>
    <style:style style:name="T18" style:family="text">
      <style:text-properties officeooo:rsid="003e50d1" fo:background-color="#ffff00" loext:char-shading-value="0"/>
    </style:style>
    <style:style style:name="T19" style:family="text">
      <style:text-properties officeooo:rsid="003f0382" fo:background-color="#ffff00" loext:char-shading-value="0"/>
    </style:style>
    <style:style style:name="T20" style:family="text">
      <style:text-properties officeooo:rsid="00282de3"/>
    </style:style>
    <style:style style:name="T21" style:family="text">
      <style:text-properties officeooo:rsid="0029369f"/>
    </style:style>
    <style:style style:name="T22" style:family="text">
      <style:text-properties officeooo:rsid="002c56df" fo:background-color="transparent" loext:char-shading-value="0"/>
    </style:style>
    <style:style style:name="T23" style:family="text">
      <style:text-properties officeooo:rsid="002c929a" fo:background-color="transparent" loext:char-shading-value="0"/>
    </style:style>
    <style:style style:name="T24" style:family="text">
      <style:text-properties officeooo:rsid="00282de3" fo:background-color="transparent" loext:char-shading-value="0"/>
    </style:style>
    <style:style style:name="T25" style:family="text">
      <style:text-properties officeooo:rsid="00193470" fo:background-color="transparent" loext:char-shading-value="0"/>
    </style:style>
    <style:style style:name="T26" style:family="text">
      <style:text-properties officeooo:rsid="001a3d73" fo:background-color="transparent" loext:char-shading-value="0"/>
    </style:style>
    <style:style style:name="T27" style:family="text">
      <style:text-properties officeooo:rsid="001d9798" fo:background-color="transparent" loext:char-shading-value="0"/>
    </style:style>
    <style:style style:name="T28" style:family="text">
      <style:text-properties officeooo:rsid="0021962c" fo:background-color="transparent" loext:char-shading-value="0"/>
    </style:style>
    <style:style style:name="T29" style:family="text">
      <style:text-properties officeooo:rsid="002f1c99" fo:background-color="transparent" loext:char-shading-value="0"/>
    </style:style>
    <style:style style:name="T30" style:family="text">
      <style:text-properties officeooo:rsid="002f756d" fo:background-color="transparent" loext:char-shading-value="0"/>
    </style:style>
    <style:style style:name="T31" style:family="text">
      <style:text-properties officeooo:rsid="0030ae9c" fo:background-color="transparent" loext:char-shading-value="0"/>
    </style:style>
    <style:style style:name="T32" style:family="text">
      <style:text-properties officeooo:rsid="0030d3f5" fo:background-color="transparent" loext:char-shading-value="0"/>
    </style:style>
    <style:style style:name="T33" style:family="text">
      <style:text-properties officeooo:rsid="0031ad4e" fo:background-color="transparent" loext:char-shading-value="0"/>
    </style:style>
    <style:style style:name="T34" style:family="text">
      <style:text-properties officeooo:rsid="003378b5" fo:background-color="transparent" loext:char-shading-value="0"/>
    </style:style>
    <style:style style:name="T35" style:family="text">
      <style:text-properties officeooo:rsid="00344ef9" fo:background-color="transparent" loext:char-shading-value="0"/>
    </style:style>
    <style:style style:name="T36" style:family="text">
      <style:text-properties officeooo:rsid="0034f177" fo:background-color="transparent" loext:char-shading-value="0"/>
    </style:style>
    <style:style style:name="T37" style:family="text">
      <style:text-properties officeooo:rsid="0036d639" fo:background-color="transparent" loext:char-shading-value="0"/>
    </style:style>
    <style:style style:name="T38" style:family="text">
      <style:text-properties officeooo:rsid="00386014" fo:background-color="transparent" loext:char-shading-value="0"/>
    </style:style>
    <style:style style:name="T39" style:family="text">
      <style:text-properties officeooo:rsid="003b6955" fo:background-color="transparent" loext:char-shading-value="0"/>
    </style:style>
    <style:style style:name="T40" style:family="text">
      <style:text-properties officeooo:rsid="003e205c" fo:background-color="transparent" loext:char-shading-value="0"/>
    </style:style>
    <style:style style:name="T41" style:family="text">
      <style:text-properties officeooo:rsid="003e4335" fo:background-color="transparent" loext:char-shading-value="0"/>
    </style:style>
    <style:style style:name="T42" style:family="text">
      <style:text-properties officeooo:rsid="003e50d1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6">1.0.2 – Codex (parte 2) </text:span><text:span text:style-name="T17">e Mensagens d</text:span><text:span text:style-name="T18">e</text:span><text:span text:style-name="T17"> rádio </text:span><text:span text:style-name="T19">(parte 1)</text:span><text:span text:style-name="T16"><text:line-break/><text:line-break/></text:span><text:span text:style-name="T39">ATUALIZAÇÕES<text:line-break/><text:line-break/>- Adicionado: 4 codex de guias </text:span><text:span text:style-name="T40">incluindo o FU</text:span><text:span text:style-name="T39">.<text:line-break/>- Adicionado: 14 codex aleatórios.<text:line-break/>- </text:span><text:span text:style-name="T41">Adicionado: Todas as traduções das mensagens d</text:span><text:span text:style-name="T42">e</text:span><text:span text:style-name="T41"> rádio </text:span><text:span text:style-name="T42">do starbound</text:span><text:span text:style-name="T41"> base </text:span><text:span text:style-name="T42">(alguns textos foram removidos porque eles foram modificados pelo mod FU).</text:span><text:span text:style-name="T13"><text:line-break/><text:line-break/>1.0.1 – </text:span><text:span text:style-name="T14">Codex </text:span><text:span text:style-name="T15">(parte 1)</text:span><text:span text:style-name="T14"> e correções</text:span><text:span text:style-name="T13"><text:line-break/><text:line-break/></text:span><text:span text:style-name="T25">ATUALIZAÇÕES <text:line-break/><text:line-break/>- </text:span><text:span text:style-name="T26">Adicionado: </text:span><text:span text:style-name="T29">3</text:span><text:span text:style-name="T27"> codex de guia FU traduzidos.<text:line-break/>- Adicionado: </text:span><text:span text:style-name="T29">7</text:span><text:span text:style-name="T27"> codex aleat</text:span><text:span text:style-name="T28">ó</text:span><text:span text:style-name="T27">rios traduzidos.<text:line-break/>- </text:span><text:span text:style-name="T30">Adicionado: Todos os codex traduzidos do Starbound vanilla </text:span><text:span text:style-name="T38">do Junior </text:span><text:span text:style-name="T31">e todos estão com um novo script que traduz a raridade (comum, incomum, raro, lendário e essencial).</text:span><text:span text:style-name="T13"><text:line-break/><text:line-break/></text:span><text:span text:style-name="T22">MUDANÇAS/CORREÇÕES<text:line-break/><text:line-break/>- Corrigido o problema das bordas pretas ao redor da criação de personagem.<text:line-break/>- </text:span><text:span text:style-name="T32">Corrigido a descrição do codex: “Guia FU: Biomas”.<text:line-break/>- </text:span><text:span text:style-name="T33">Pequena revisada e correções </text:span><text:span text:style-name="T34">de texto </text:span><text:span text:style-name="T33">no codex: “Guia FU: Guia principal”<text:line-break/>- </text:span><text:span text:style-name="T35">Pequena revisada e correções de texto na interface da navegação.<text:line-break/></text:span><text:span text:style-name="T27">- </text:span><text:span text:style-name="T37">Mudança de texto</text:span><text:span text:style-name="T24">: “MENSAGENS AJUDA” para “MENS. </text:span><text:span text:style-name="T36">DE</text:span><text:span text:style-name="T24"> AJUDA”. </text:span><text:span text:style-name="T32"><text:line-break/>- Coloquei o link do wiki oficial dos criadores do mod já com aviso de que é totalmente inglês em alguns codex.</text:span><text:span text:style-name="T22"><text:line-break/>- </text:span><text:span text:style-name="T24">Corrigido a tradução do Júnior em opções onde antes era: “COPIAR LINK DA PAGINA DO MOD” </text:span><text:span text:style-name="T23">para “LINK DA PAG. DO MOD”. Porque ultrapassa o botão &gt;Copiar&lt;.</text:span><text:span text:style-name="T11"><text:line-break/><text:line-break/><text:line-break/>1.0.0 – </text:span><text:span text:style-name="T12">Juntando a tradução vanilla</text:span><text:span text:style-name="T1"><text:line-break/><text:line-break/>GRANDE ATUALIZAÇÃO<text:line-break/><text:line-break/>- A partir de agora a tradução vanilla será implementada nesse mod ao mesmo tempo corrigindo falhas e bugs. <text:line-break/><text:line-break/>* A tradução vanilla NÃO foi feita por mim, foi feita pelo Junior - “</text:span><text:a xlink:type="simple" xlink:href="https://steamcommunity.com/sharedfiles/filedetails/?id=754883881" text:style-name="Internet_20_link" text:visited-style-name="Visited_20_Internet_20_Link"><text:span text:style-name="T1">https://steamcommunity.com/sharedfiles/filedetails/?id=754883881</text:span></text:a><text:span text:style-name="T1">” todo crédito da tradução vanilla (exceto nas grandes modificações) é dado pelo Junior.<text:line-break/><text:line-break/>* </text:span><text:span text:style-name="T4">S</text:span><text:span text:style-name="T2">e o usuário instalou o mod - “Tradução do Frackin Universe PT-BR” <text:s/>qualquer reclamação ou qualquer erro DEVE ser reportado DIRETAMENTE para o Fudencio (o criador do mod). <text:line-break/><text:line-break/>* Caso o usuário NÃO instalou o mod e instalou somente o mod do Junior, as reclamações devem ser reportadas e enviadas para ele. <text:line-break/><text:line-break/>* NÃO É NECESSÁRIO INSTALAR OS DOIS! JÁ ESTÁ IMPLEMENTADO!<text:line-break/><text:line-break/>ATUALIZAÇÕES <text:line-break/><text:line-break/></text:span><text:soft-page-break/><text:span text:style-name="T2">- </text:span><text:span text:style-name="T3">Adicionado: </text:span><text:span text:style-name="T5">2 codex de guia FU traduzidos.<text:line-break/>- Adicionado: </text:span><text:span text:style-name="T7">2</text:span><text:span text:style-name="T5"> codex aleat</text:span><text:span text:style-name="T8">ó</text:span><text:span text:style-name="T5">rios traduzidos.<text:line-break/>- Adicionado: Nova tradução na S.A.I.L.<text:line-break/>- </text:span><text:span text:style-name="T6">Adicionado: Além de </text:span><text:span text:style-name="T9">remover</text:span><text:span text:style-name="T6"> a interface da criação de personagem do Júnior foi adicionado uma nova e traduzida </text:span><text:span text:style-name="T10">(somente o titulo porque o resto não fazem parte da imagem).</text:span><text:span text:style-name="T5"><text:line-break/><text:line-break/>MUDANÇAS/CORREÇÕES <text:line-break/></text:span><text:span text:style-name="T1"><text:line-break/>- </text:span><text:span text:style-name="T5">Algumas palavras foram alteradas no console de navegação.<text:line-break/>- </text:span><text:span text:style-name="T20">Corrigido a tradução do Júnior em opções onde antes era: “MENSAGENS DE TUTORIAIS” para “MENSAGENS AJUDA”. Porque ultrapassava a caix</text:span><text:span text:style-name="T21">a.</text:span><text:span text:style-name="T1"><text:line-break/>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7T22:44:15.042000000</meta:creation-date>
    <dc:date>2021-02-07T19:28:00.897000000</dc:date>
    <meta:editing-duration>PT1H2M48S</meta:editing-duration>
    <meta:editing-cycles>40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1" meta:word-count="403" meta:character-count="2534" meta:non-whitespace-character-count="2101"/>
  </office:meta>
</office:document-meta>
</file>